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AE000001334D258E3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arro 5</text:span></text:p>
          </draw:text-box>
        </draw:frame>
        <draw:frame draw:style-name="gr1" draw:text-style-name="P2" draw:layer="layout" svg:width="20.145cm" svg:height="6.885cm" svg:x="4.507cm" svg:y="5.06cm">
          <draw:text-box>
            <text:p text:style-name="P2"><text:span text:style-name="T2">Departamento de</text:span></text:p>
            <text:p text:style-name="P2"><text:span text:style-name="T3">FILOSOFÍ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arro 11</text:span></text:p>
          </draw:text-box>
        </draw:frame>
        <draw:frame draw:style-name="gr1" draw:text-style-name="P2" draw:layer="layout" svg:width="24.031cm" svg:height="6.254cm" svg:x="1.807cm" svg:y="6.16cm">
          <draw:text-box>
            <text:p text:style-name="P2"><text:span text:style-name="T2">Departamento de</text:span></text:p>
            <text:p text:style-name="P2"><text:span text:style-name="T4">FÍSICA - QUÍMIC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arro 12</text:span></text:p>
          </draw:text-box>
        </draw:frame>
        <draw:frame draw:style-name="gr1" draw:text-style-name="P2" draw:layer="layout" svg:width="20.687cm" svg:height="6.254cm" svg:x="3.713cm" svg:y="6.2cm">
          <draw:text-box>
            <text:p text:style-name="P2"><text:span text:style-name="T2">Departamento de</text:span></text:p>
            <text:p text:style-name="P2"><text:span text:style-name="T4">MATEMÁTICA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arro 2</text:span></text:p>
          </draw:text-box>
        </draw:frame>
        <draw:frame draw:style-name="gr1" draw:text-style-name="P2" draw:layer="layout" svg:width="20.145cm" svg:height="9.412cm" svg:x="4.109cm" svg:y="4.481cm">
          <draw:text-box>
            <text:p text:style-name="P2"><text:span text:style-name="T2">Departamento de</text:span></text:p>
            <text:p text:style-name="P2"><text:span text:style-name="T4">GEOGRAFÍA e</text:span></text:p>
            <text:p text:style-name="P2"><text:span text:style-name="T4">HISTO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in_20_relleno_20_ni_20_línea">
      <style:graphic-properties svg:stroke-opacity="20%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svg:stroke-width="0.1cm" draw:marker-start-width="0.35cm" draw:marker-end-width="0.35cm" draw:fill="none" draw:textarea-horizontal-align="left" draw:textarea-vertical-align="top" draw:auto-grow-height="false" fo:padding-top="0.05cm" fo:padding-bottom="0.05cm" fo:padding-left="0.05cm" fo:padding-right="0.05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draw:frame draw:style-name="Mgr3" draw:text-style-name="MP4" draw:layer="backgroundobjects" svg:width="28cm" svg:height="17.6cm" svg:x="0cm" svg:y="0.2cm">
        <draw:image xlink:href="Pictures/10000000000001AE000001334D258E35.jpg" xlink:type="simple" xlink:show="embed" xlink:actuate="onLoad">
          <text:p/>
        </draw:image>
      </draw:frame>
      <draw:custom-shape presentation:style-name="Mpr2" draw:text-style-name="MP4" draw:layer="backgroundobjects" svg:width="25.198cm" svg:height="5.131cm" svg:x="1.4cm" svg:y="14.6cm">
        <text:p text:style-name="MP4">Revisiones: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2T08:22:50.619834575</meta:creation-date>
    <dc:date>2014-09-12T08:38:58.757596809</dc:date>
    <meta:editing-duration>PT10M11S</meta:editing-duration>
    <meta:editing-cycles>4</meta:editing-cycles>
    <meta:generator>LibreOffice/4.2.3.3$Linux_x86 LibreOffice_project/420m0$Build-3</meta:generator>
    <meta:document-statistic meta:object-count="39"/>
  </office:meta>
</office:document-meta>
</file>